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1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1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1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1" fo:font-style="normal" officeooo:rsid="0038282f" officeooo:paragraph-rsid="006e3c1f" style:font-style-asian="normal" style:font-style-complex="normal"/>
    </style:style>
    <style:style style:name="P5" style:family="paragraph" style:parent-style-name="Standard">
      <style:text-properties style:font-name="Noto Sans1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1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1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break-before="page"/>
      <style:text-properties style:font-name="Noto Sans1" fo:font-size="18pt" fo:font-style="normal" fo:font-weight="bold" officeooo:rsid="001caed5" officeooo:paragraph-rsid="001caed5" fo:background-color="#ffff00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text-properties style:font-name="Noto Sans1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1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1" fo:font-size="14pt" fo:font-style="normal" fo:font-weight="bold" officeooo:rsid="001cee14" officeooo:paragraph-rsid="001d16b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break-before="page"/>
      <style:text-properties style:font-name="Noto Sans1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font-name="Noto Sans1" fo:font-size="14pt" fo:font-style="normal" fo:font-weight="bold" officeooo:rsid="0017ff35" officeooo:paragraph-rsid="001caed5" fo:background-color="#ffff00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style:font-name="Noto Sans1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Noto Sans1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Noto Sans1" fo:font-size="12pt" fo:font-style="normal" fo:font-weight="normal" officeooo:rsid="004bbbb5" officeooo:paragraph-rsid="004bbbb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Noto Sans1" fo:font-size="12pt" fo:font-style="normal" fo:font-weight="normal" officeooo:rsid="0055a15b" officeooo:paragraph-rsid="0055a15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Noto Sans1" fo:font-size="12pt" fo:font-style="normal" fo:font-weight="normal" officeooo:rsid="0055a15b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Noto Sans1" fo:font-size="12pt" fo:font-style="normal" fo:font-weight="normal" officeooo:rsid="00616370" officeooo:paragraph-rsid="0061637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Noto Sans1" fo:font-size="12pt" fo:font-style="normal" fo:font-weight="normal" officeooo:rsid="007187e5" officeooo:paragraph-rsid="007187e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Noto Sans1" fo:font-size="12pt" fo:font-style="normal" fo:font-weight="normal" officeooo:rsid="0059a4ac" officeooo:paragraph-rsid="0059a4a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style:font-name="Noto Sans1" fo:font-size="12pt" fo:font-style="normal" fo:font-weight="normal" officeooo:rsid="005b9a50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3465a4" loext:opacity="100%" style:font-name="Noto Sans1" fo:font-size="18pt" fo:font-style="normal" fo:font-weight="bold" officeooo:rsid="007cdc43" officeooo:paragraph-rsid="007cdc43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Heading_20_1" style:list-style-name="L4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">
      <style:text-properties style:font-name="Noto Sans1" officeooo:rsid="0017ff35" officeooo:paragraph-rsid="0017ff35"/>
    </style:style>
    <style:style style:name="P27" style:family="paragraph" style:parent-style-name="Standard" style:list-style-name="L1">
      <style:text-properties style:font-name="Noto Sans1" officeooo:rsid="0017ff35" officeooo:paragraph-rsid="0017ff35" fo:background-color="#ffff00"/>
    </style:style>
    <style:style style:name="P28" style:family="paragraph" style:parent-style-name="Standard" style:list-style-name="L1">
      <style:text-properties style:font-name="Noto Sans1" fo:font-style="italic" officeooo:rsid="0017ff35" officeooo:paragraph-rsid="0017ff35" fo:background-color="#ffff00" style:font-style-asian="italic" style:font-style-complex="italic"/>
    </style:style>
    <style:style style:name="P29" style:family="paragraph" style:parent-style-name="Standard" style:list-style-name="L1">
      <style:text-properties style:font-name="Noto Sans1" fo:font-style="italic" officeooo:rsid="0017ff35" officeooo:paragraph-rsid="0017ff35" style:font-style-asian="italic" style:font-style-complex="italic"/>
    </style:style>
    <style:style style:name="P30" style:family="paragraph" style:parent-style-name="Standard" style:list-style-name="L1">
      <style:text-properties style:font-name="Noto Sans1" fo:font-style="normal" officeooo:rsid="0017ff35" officeooo:paragraph-rsid="0017ff35" fo:background-color="#ffff00" style:font-style-asian="normal" style:font-style-complex="normal"/>
    </style:style>
    <style:style style:name="P31" style:family="paragraph" style:parent-style-name="Standard" style:list-style-name="L1">
      <style:text-properties style:font-name="Noto Sans1" fo:font-style="normal" officeooo:rsid="001cee14" officeooo:paragraph-rsid="001cee14" fo:background-color="#ffff00" style:font-style-asian="normal" style:font-style-complex="normal"/>
    </style:style>
    <style:style style:name="P32" style:family="paragraph" style:parent-style-name="Standard" style:list-style-name="L3">
      <style:text-properties style:font-name="Noto Sans1" fo:font-style="normal" officeooo:rsid="0029679c" officeooo:paragraph-rsid="0029679c" fo:background-color="#ffff00" style:font-style-asian="normal" style:font-style-complex="normal"/>
    </style:style>
    <style:style style:name="P33" style:family="paragraph" style:parent-style-name="Standard" style:list-style-name="L3">
      <style:text-properties style:font-name="Noto Sans1" fo:font-style="normal" officeooo:rsid="004ad2b4" officeooo:paragraph-rsid="004ad2b4" fo:background-color="#ffff00" style:font-style-asian="normal" style:font-style-complex="normal"/>
    </style:style>
    <style:style style:name="P34" style:family="paragraph" style:parent-style-name="Standard" style:list-style-name="L1">
      <style:text-properties style:font-name="Noto Sans1" fo:font-style="normal" officeooo:rsid="0017ff35" officeooo:paragraph-rsid="0017ff35" style:font-style-asian="normal" style:font-style-complex="normal"/>
    </style:style>
    <style:style style:name="P35" style:family="paragraph" style:parent-style-name="Standard" style:list-style-name="L5">
      <style:text-properties style:font-name="Noto Sans1" fo:font-style="normal" officeooo:rsid="00651bd8" officeooo:paragraph-rsid="00651bd8" style:font-style-asian="normal" style:font-style-complex="normal"/>
    </style:style>
    <style:style style:name="P36" style:family="paragraph" style:parent-style-name="Standard" style:list-style-name="L5">
      <style:text-properties style:font-name="Noto Sans1" fo:font-style="normal" officeooo:rsid="001cee14" officeooo:paragraph-rsid="00651bd8" style:font-style-asian="normal" style:font-style-complex="normal"/>
    </style:style>
    <style:style style:name="P37" style:family="paragraph" style:parent-style-name="Standard">
      <style:paragraph-properties fo:break-before="page"/>
      <style:text-properties style:font-name="Noto Sans1" fo:font-style="normal" officeooo:rsid="001cee14" officeooo:paragraph-rsid="001d16bd" style:font-style-asian="normal" style:font-style-complex="normal"/>
    </style:style>
    <style:style style:name="P38" style:family="paragraph" style:parent-style-name="Standard" style:list-style-name="L5">
      <style:text-properties style:font-name="Noto Sans1" fo:font-style="normal" officeooo:rsid="007b6e32" officeooo:paragraph-rsid="007b6e32" style:font-style-asian="normal" style:font-style-complex="normal"/>
    </style:style>
    <style:style style:name="P39" style:family="paragraph" style:parent-style-name="Standard" style:list-style-name="L5">
      <style:text-properties style:font-name="Noto Sans1" fo:font-style="normal" officeooo:rsid="006e3c1f" officeooo:paragraph-rsid="006e3c1f" style:font-style-asian="normal" style:font-style-complex="normal"/>
    </style:style>
    <style:style style:name="P40" style:family="paragraph" style:parent-style-name="Standard" style:list-style-name="L5">
      <style:text-properties style:font-name="Noto Sans1" fo:font-style="normal" officeooo:rsid="00752df0" officeooo:paragraph-rsid="00752df0" style:font-style-asian="normal" style:font-style-complex="normal"/>
    </style:style>
    <style:style style:name="P41" style:family="paragraph" style:parent-style-name="Standard" style:list-style-name="L5">
      <style:text-properties style:font-name="Noto Sans1" fo:font-style="normal" officeooo:rsid="0038282f" officeooo:paragraph-rsid="00673998" style:font-style-asian="normal" style:font-style-complex="normal"/>
    </style:style>
    <style:style style:name="P42" style:family="paragraph" style:parent-style-name="Standard" style:list-style-name="L5">
      <style:text-properties style:font-name="Noto Sans1" fo:font-style="normal" officeooo:rsid="0038282f" officeooo:paragraph-rsid="007b6e32" style:font-style-asian="normal" style:font-style-complex="normal"/>
    </style:style>
    <style:style style:name="P43" style:family="paragraph" style:parent-style-name="Standard" style:list-style-name="L5">
      <style:text-properties style:font-name="Noto Sans1" fo:font-style="normal" officeooo:rsid="0077b16e" officeooo:paragraph-rsid="0077b16e" style:font-style-asian="normal" style:font-style-complex="normal"/>
    </style:style>
    <style:style style:name="P44" style:family="paragraph" style:parent-style-name="Standard" style:list-style-name="L5">
      <style:text-properties style:font-name="Noto Sans1" fo:font-style="normal" officeooo:rsid="00340d8a" officeooo:paragraph-rsid="007b6e32" style:font-style-asian="normal" style:font-style-complex="normal"/>
    </style:style>
    <style:style style:name="P45" style:family="paragraph" style:parent-style-name="Standard" style:list-style-name="L5">
      <style:text-properties style:font-name="Noto Sans1" fo:font-style="normal" officeooo:rsid="007b7cf2" officeooo:paragraph-rsid="007b7cf2" style:font-style-asian="normal" style:font-style-complex="normal"/>
    </style:style>
    <style:style style:name="P46" style:family="paragraph" style:parent-style-name="Standard" style:list-style-name="L5">
      <style:text-properties style:font-name="Noto Sans1" fo:font-style="normal" officeooo:rsid="0034f4e5" officeooo:paragraph-rsid="007b6e32" style:font-style-asian="normal" style:font-style-complex="normal"/>
    </style:style>
    <style:style style:name="P47" style:family="paragraph" style:parent-style-name="Standard">
      <style:paragraph-properties fo:break-before="page"/>
      <style:text-properties style:font-name="Noto Sans1" fo:font-style="normal" officeooo:rsid="008ec35d" officeooo:paragraph-rsid="008ec35d" style:font-style-asian="normal" style:font-style-complex="normal"/>
    </style:style>
    <style:style style:name="P48" style:family="paragraph" style:parent-style-name="Standard" style:list-style-name="L2">
      <style:text-properties style:font-name="Noto Sans1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">
      <style:text-properties style:font-name="Noto Sans1" fo:font-size="12pt" fo:font-style="normal" fo:font-weight="normal" officeooo:rsid="001d16bd" officeooo:paragraph-rsid="003ab00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">
      <style:text-properties style:font-name="Noto Sans1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2">
      <style:text-properties style:font-name="Noto Sans1" fo:font-size="12pt" fo:font-style="normal" fo:font-weight="normal" officeooo:rsid="001b5733" officeooo:paragraph-rsid="001b573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2">
      <style:text-properties style:font-name="Noto Sans1" fo:font-size="12pt" fo:font-style="normal" fo:font-weight="normal" officeooo:rsid="001bf2a2" officeooo:paragraph-rsid="001bf2a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style:font-name="Noto Sans1" fo:font-size="12pt" fo:font-style="normal" fo:font-weight="normal" officeooo:rsid="001bf2a2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2">
      <style:text-properties style:font-name="Noto Sans1" fo:font-size="12pt" fo:font-style="normal" fo:font-weight="normal" officeooo:rsid="001bf2a2" officeooo:paragraph-rsid="0055893b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2">
      <style:text-properties style:font-name="Noto Sans1" fo:font-size="12pt" fo:font-style="normal" fo:font-weight="normal" officeooo:rsid="001bf2a2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2">
      <style:text-properties style:font-name="Noto Sans1" fo:font-size="12pt" fo:font-style="normal" fo:font-weight="normal" officeooo:rsid="0028f873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2">
      <style:text-properties style:font-name="Noto Sans1" fo:font-size="12pt" fo:font-style="normal" fo:font-weight="normal" officeooo:rsid="0044e1e1" officeooo:paragraph-rsid="0044e1e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3">
      <style:text-properties style:font-name="Noto Sans1" fo:font-size="12pt" fo:font-style="normal" fo:font-weight="normal" officeooo:rsid="00221b32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4">
      <style:text-properties style:font-name="Noto Sans1" fo:font-size="12pt" fo:font-style="normal" fo:font-weight="normal" officeooo:rsid="00221b32" officeooo:paragraph-rsid="00221b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3">
      <style:text-properties style:font-name="Noto Sans1" fo:font-size="12pt" fo:font-style="normal" fo:font-weight="normal" officeooo:rsid="0029679c" officeooo:paragraph-rsid="0029679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3">
      <style:text-properties style:font-name="Noto Sans1" fo:font-size="12pt" fo:font-style="normal" fo:font-weight="normal" officeooo:rsid="004ad2b4" officeooo:paragraph-rsid="004ad2b4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2">
      <style:text-properties style:font-name="Noto Sans1" fo:font-size="12pt" fo:font-style="normal" fo:font-weight="normal" officeooo:rsid="001f982c" officeooo:paragraph-rsid="001f982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2">
      <style:text-properties style:font-name="Noto Sans1" fo:font-size="12pt" fo:font-style="normal" fo:font-weight="normal" officeooo:rsid="001caed5" officeooo:paragraph-rsid="001caed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2">
      <style:text-properties style:font-name="Noto Sans1" fo:font-size="12pt" fo:font-style="normal" fo:font-weight="normal" officeooo:rsid="002307e5" officeooo:paragraph-rsid="002307e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4">
      <style:text-properties style:font-name="Noto Sans1" fo:font-size="12pt" fo:font-style="normal" fo:font-weight="normal" officeooo:rsid="002030e3" officeooo:paragraph-rsid="002030e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4">
      <style:text-properties style:font-name="Noto Sans1" fo:font-size="12pt" fo:font-style="normal" fo:font-weight="normal" officeooo:rsid="002030e3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4">
      <style:text-properties style:font-name="Noto Sans1" fo:font-size="12pt" fo:font-style="normal" fo:font-weight="normal" officeooo:rsid="002030e3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4">
      <style:text-properties style:font-name="Noto Sans1" fo:font-size="12pt" fo:font-style="normal" fo:font-weight="normal" officeooo:rsid="002030e3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">
      <style:text-properties style:font-name="Noto Sans1" fo:font-size="12pt" fo:font-style="normal" fo:font-weight="normal" officeooo:rsid="0024407a" officeooo:paragraph-rsid="0024407a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">
      <style:text-properties style:font-name="Noto Sans1" fo:font-size="12pt" fo:font-style="normal" fo:font-weight="normal" officeooo:rsid="00274c32" officeooo:paragraph-rsid="00274c32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">
      <style:text-properties style:font-name="Noto Sans1" fo:font-size="12pt" fo:font-style="normal" fo:font-weight="normal" officeooo:rsid="0059a4ac" officeooo:paragraph-rsid="0059a4ac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">
      <style:text-properties style:font-name="Noto Sans1" fo:font-size="12pt" fo:font-style="normal" fo:font-weight="normal" officeooo:rsid="005a323e" officeooo:paragraph-rsid="005a323e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4">
      <style:text-properties style:font-name="Noto Sans1" fo:font-size="12pt" fo:font-style="normal" fo:font-weight="normal" officeooo:rsid="00364d05" officeooo:paragraph-rsid="00364d0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4">
      <style:text-properties style:font-name="Noto Sans1" fo:font-size="12pt" fo:font-style="normal" fo:font-weight="normal" officeooo:rsid="00364d05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4">
      <style:text-properties style:font-name="Noto Sans1" fo:font-size="12pt" fo:font-style="normal" fo:font-weight="normal" officeooo:rsid="00364d05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4">
      <style:text-properties style:font-name="Noto Sans1" fo:font-size="12pt" fo:font-style="normal" fo:font-weight="normal" officeooo:rsid="003913c3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4">
      <style:text-properties style:font-name="Noto Sans1" fo:font-size="12pt" fo:font-style="normal" fo:font-weight="normal" officeooo:rsid="0038282f" officeooo:paragraph-rsid="003913c3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4">
      <style:text-properties style:font-name="Noto Sans1" fo:font-size="12pt" fo:font-style="normal" fo:font-weight="normal" officeooo:rsid="0038282f" officeooo:paragraph-rsid="0038282f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4">
      <style:text-properties style:font-name="Noto Sans1" fo:font-size="12pt" fo:font-style="normal" fo:font-weight="normal" officeooo:rsid="0030e429" officeooo:paragraph-rsid="0030e4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4">
      <style:text-properties style:font-name="Noto Sans1" fo:font-size="12pt" fo:font-style="normal" fo:font-weight="normal" officeooo:rsid="00383145" officeooo:paragraph-rsid="00383145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4">
      <style:text-properties style:font-name="Noto Sans1" fo:font-size="12pt" fo:font-style="normal" fo:font-weight="normal" officeooo:rsid="0055f93d" officeooo:paragraph-rsid="0055f93d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4">
      <style:text-properties style:font-name="Noto Sans1" fo:font-size="12pt" fo:font-style="normal" fo:font-weight="normal" officeooo:rsid="003a15c1" officeooo:paragraph-rsid="003a15c1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4">
      <style:text-properties style:font-name="Noto Sans1" fo:font-size="12pt" fo:font-style="normal" fo:font-weight="normal" officeooo:rsid="005b9a50" officeooo:paragraph-rsid="00607298" fo:background-color="#ffff0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4">
      <style:text-properties style:font-name="Noto Sans1" fo:font-size="12pt" fo:font-style="normal" fo:font-weight="normal" officeooo:rsid="0054b8d7" officeooo:paragraph-rsid="0054b8d7" fo:background-color="#ffff00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4">
      <style:text-properties style:font-name="Noto Sans1" fo:font-size="12pt" fo:font-style="normal" fo:font-weight="normal" officeooo:rsid="0029679c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4">
      <style:text-properties style:font-name="Noto Sans1" fo:font-size="12pt" fo:font-style="normal" fo:font-weight="normal" officeooo:rsid="002cf419" officeooo:paragraph-rsid="003913c3" fo:background-color="#ffff00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4">
      <style:text-properties style:font-name="Noto Sans1" fo:font-size="12pt" fo:font-style="normal" fo:font-weight="normal" officeooo:rsid="002b072c" officeooo:paragraph-rsid="00607298" fo:background-color="#ffff00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2">
      <style:text-properties style:font-name="Noto Sans1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7">
      <style:text-properties style:font-name="Noto Sans1" fo:font-size="12pt" fo:font-style="normal" fo:font-weight="normal" officeooo:rsid="005b9a50" officeooo:paragraph-rsid="006afa8c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8">
      <style:text-properties style:font-name="Noto Sans1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8">
      <style:text-properties style:font-name="Noto Sans1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8">
      <style:text-properties style:font-name="Noto Sans1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5">
      <style:text-properties style:font-name="Noto Sans1" fo:font-size="12pt" fo:font-style="normal" fo:font-weight="normal" officeooo:rsid="001cee14" officeooo:paragraph-rsid="007c8a5e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5">
      <style:text-properties style:font-name="Noto Sans1" fo:font-size="12pt" fo:font-style="normal" fo:font-weight="normal" officeooo:rsid="001cee14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6">
      <style:text-properties style:font-name="Noto Sans1" fo:font-size="12pt" fo:font-style="normal" fo:font-weight="normal" officeooo:rsid="001cee14" officeooo:paragraph-rsid="00727a02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6">
      <style:text-properties style:font-name="Noto Sans1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5">
      <style:text-properties style:font-name="Noto Sans1" fo:font-size="12pt" fo:font-style="normal" fo:font-weight="normal" officeooo:rsid="0077b16e" officeooo:paragraph-rsid="007c8a5e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6">
      <style:text-properties style:font-name="Noto Sans1" fo:font-size="12pt" fo:font-style="normal" fo:font-weight="normal" officeooo:rsid="006f1771" officeooo:paragraph-rsid="006f1771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6">
      <style:text-properties style:font-name="Noto Sans1" fo:font-size="12pt" fo:font-style="normal" fo:font-weight="normal" officeooo:rsid="00702179" officeooo:paragraph-rsid="00702179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6">
      <style:text-properties style:font-name="Noto Sans1" fo:font-size="12pt" fo:font-style="normal" fo:font-weight="normal" officeooo:rsid="00740281" officeooo:paragraph-rsid="00740281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7">
      <style:text-properties style:font-name="Noto Sans1" fo:font-size="12pt" fo:font-style="normal" fo:font-weight="normal" officeooo:rsid="00740281" officeooo:paragraph-rsid="00740281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6">
      <style:text-properties style:font-name="Noto Sans1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6">
      <style:text-properties style:font-name="Noto Sans1" fo:font-size="12pt" fo:font-style="normal" fo:font-weight="normal" officeooo:rsid="00741b2a" officeooo:paragraph-rsid="00741b2a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7">
      <style:text-properties style:font-name="Noto Sans1" fo:font-size="12pt" fo:font-style="normal" fo:font-weight="normal" officeooo:rsid="00741b2a" officeooo:paragraph-rsid="00741b2a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6">
      <style:text-properties style:font-name="Noto Sans1" fo:font-size="12pt" fo:font-style="normal" fo:font-weight="normal" officeooo:rsid="00752df0" officeooo:paragraph-rsid="00752df0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6">
      <style:text-properties style:font-name="Noto Sans1" fo:font-size="12pt" fo:font-style="normal" fo:font-weight="normal" officeooo:rsid="0075d491" officeooo:paragraph-rsid="0075d491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 style:list-style-name="L6">
      <style:text-properties style:font-name="Noto Sans1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7">
      <style:text-properties style:font-name="Noto Sans1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7">
      <style:text-properties style:font-name="Noto Sans1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7">
      <style:text-properties style:font-name="Noto Sans1" fo:font-size="12pt" fo:font-style="normal" fo:font-weight="normal" officeooo:rsid="007187e5" officeooo:paragraph-rsid="007187e5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7">
      <style:text-properties style:font-name="Noto Sans1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7">
      <style:text-properties style:font-name="Noto Sans1" fo:font-size="12pt" fo:font-style="normal" fo:font-weight="normal" officeooo:rsid="002b072c" officeooo:paragraph-rsid="006afa8c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7">
      <style:text-properties style:font-name="Noto Sans1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7">
      <style:text-properties style:font-name="Noto Sans1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7">
      <style:text-properties style:font-name="Noto Sans1" fo:font-size="12pt" fo:font-style="normal" fo:font-weight="normal" officeooo:rsid="00651bd8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7">
      <style:text-properties style:font-name="Noto Sans1" fo:font-size="12pt" fo:font-style="normal" fo:font-weight="normal" officeooo:rsid="0067e442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7">
      <style:text-properties style:font-name="Noto Sans1" fo:font-size="12pt" fo:font-style="normal" fo:font-weight="normal" officeooo:rsid="0079a02d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7">
      <style:text-properties style:font-name="Noto Sans1" fo:font-size="12pt" fo:font-style="normal" fo:font-weight="normal" officeooo:rsid="007b7cf2" officeooo:paragraph-rsid="007b7cf2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5">
      <style:text-properties style:font-name="Noto Sans1" fo:font-size="12pt" fo:font-style="normal" fo:font-weight="normal" officeooo:rsid="007b6e32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5">
      <style:text-properties style:font-name="Noto Sans1" fo:font-size="12pt" fo:font-style="normal" fo:font-weight="normal" officeooo:rsid="0038282f" officeooo:paragraph-rsid="007b6e32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4">
      <style:text-properties style:font-name="Noto Sans1" fo:font-size="12pt" fo:font-style="normal" fo:font-weight="bold" officeooo:rsid="003913c3" officeooo:paragraph-rsid="003913c3" fo:background-color="#ffff00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 style:list-style-name="L2">
      <style:text-properties style:font-name="Noto Sans1" fo:font-size="18pt" fo:font-style="normal" fo:font-weight="bold" officeooo:rsid="001caed5" officeooo:paragraph-rsid="00274c32" style:font-size-asian="18pt" style:font-style-asian="normal" style:font-weight-asian="bold" style:font-size-complex="18pt" style:font-style-complex="normal" style:font-weight-complex="bold"/>
    </style:style>
    <style:style style:name="P124" style:family="paragraph" style:parent-style-name="Standard">
      <style:text-properties style:font-name="Noto Sans1" fo:font-size="18pt" fo:font-style="normal" fo:font-weight="bold" officeooo:rsid="008b07e5" officeooo:paragraph-rsid="008b07e5" style:font-size-asian="18pt" style:font-style-asian="normal" style:font-weight-asian="bold" style:font-size-complex="18pt" style:font-style-complex="normal" style:font-weight-complex="bold"/>
    </style:style>
    <style:style style:name="P125" style:family="paragraph" style:parent-style-name="Standard" style:list-style-name="L4">
      <style:text-properties style:font-name="Noto Sans1" fo:font-size="14pt" fo:font-style="normal" fo:font-weight="bold" officeooo:rsid="00221b32" officeooo:paragraph-rsid="00221b32" fo:background-color="#ffff00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 style:list-style-name="L4">
      <style:text-properties style:font-name="Noto Sans1" fo:font-size="13pt" fo:font-style="normal" fo:font-weight="bold" officeooo:rsid="002b072c" officeooo:paragraph-rsid="00607298" fo:background-color="#ffff00" style:font-size-asian="13pt" style:font-style-asian="normal" style:font-weight-asian="bold" style:font-size-complex="13pt" style:font-style-complex="normal" style:font-weight-complex="bold"/>
    </style:style>
    <style:style style:name="P127" style:family="paragraph" style:parent-style-name="Standard">
      <style:text-properties style:font-name="Noto Sans1" fo:font-size="10pt" fo:font-style="normal" officeooo:rsid="008ec35d" officeooo:paragraph-rsid="008ec35d" style:font-size-asian="10pt" style:font-style-asian="normal" style:font-size-complex="10pt" style:font-style-complex="normal"/>
    </style:style>
    <style:style style:name="P128" style:family="paragraph" style:parent-style-name="Standard" style:list-style-name="L10">
      <style:text-properties style:font-name="Noto Sans1" fo:font-size="10pt" fo:font-style="normal" fo:font-weight="normal" officeooo:rsid="008ec35d" officeooo:paragraph-rsid="008ec35d" style:font-size-asian="10pt" style:font-style-asian="normal" style:font-weight-asian="normal" style:font-size-complex="10pt" style:font-style-complex="normal" style:font-weight-complex="normal"/>
    </style:style>
    <style:style style:name="P129" style:family="paragraph" style:parent-style-name="Standard" style:list-style-name="L10">
      <style:text-properties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 style:list-style-name="L3">
      <style:text-properties style:text-line-through-style="solid" style:text-line-through-type="single" style:font-name="Noto Sans1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5">
      <style:text-properties officeooo:paragraph-rsid="007c8a5e"/>
    </style:style>
    <style:style style:name="P132" style:family="paragraph" style:parent-style-name="Standard" style:list-style-name="L9">
      <style:text-properties fo:color="#3465a4" loext:opacity="100%" fo:font-size="10pt" officeooo:rsid="007e9fb3" officeooo:paragraph-rsid="007e9fb3" style:font-size-asian="10pt" style:font-size-complex="10pt"/>
    </style:style>
    <style:style style:name="P133" style:family="paragraph" style:parent-style-name="Standard" style:list-style-name="L9">
      <style:text-properties fo:color="#3465a4" loext:opacity="100%" fo:font-size="10pt" fo:font-weight="normal" officeooo:rsid="0080cda1" officeooo:paragraph-rsid="0080cda1" style:font-size-asian="10pt" style:font-weight-asian="normal" style:font-size-complex="10pt" style:font-weight-complex="normal"/>
    </style:style>
    <style:style style:name="P134" style:family="paragraph" style:parent-style-name="Standard" style:list-style-name="L9">
      <style:text-properties fo:color="#3465a4" loext:opacity="100%" fo:font-size="10pt" fo:font-weight="normal" officeooo:rsid="00811911" officeooo:paragraph-rsid="00811911" style:font-size-asian="10pt" style:font-weight-asian="normal" style:font-size-complex="10pt" style:font-weight-complex="normal"/>
    </style:style>
    <style:style style:name="P135" style:family="paragraph" style:parent-style-name="Standard" style:list-style-name="L9">
      <style:text-properties fo:color="#3465a4" loext:opacity="100%" style:font-name="Noto Sans1" fo:font-size="10pt" fo:font-style="normal" fo:font-weight="normal" officeooo:rsid="007e9fb3" officeooo:paragraph-rsid="007e9fb3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 style:list-style-name="L9">
      <style:text-properties fo:color="#3465a4" loext:opacity="100%" style:font-name="Noto Sans1" fo:font-size="10pt" fo:font-style="normal" fo:font-weight="normal" officeooo:rsid="007f513e" officeooo:paragraph-rsid="007f513e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 style:list-style-name="L9">
      <style:text-properties fo:color="#3465a4" loext:opacity="100%" style:font-name="Noto Sans1" fo:font-size="10pt" fo:font-style="normal" fo:font-weight="normal" officeooo:rsid="0080cda1" officeooo:paragraph-rsid="0080cda1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 style:list-style-name="L9">
      <style:text-properties fo:color="#3465a4" loext:opacity="100%" style:font-name="Noto Sans1" fo:font-size="10pt" fo:font-style="normal" fo:font-weight="normal" officeooo:rsid="00811911" officeooo:paragraph-rsid="00811911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 style:list-style-name="L9">
      <style:text-properties fo:color="#3465a4" loext:opacity="100%" style:font-name="Noto Sans1" fo:font-size="10pt" fo:font-style="normal" fo:font-weight="normal" officeooo:rsid="0082ee37" officeooo:paragraph-rsid="0082ee37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 style:list-style-name="L9">
      <style:text-properties fo:color="#3465a4" loext:opacity="100%" style:font-name="Noto Sans1" fo:font-size="10pt" fo:font-style="normal" fo:font-weight="normal" officeooo:rsid="00835545" officeooo:paragraph-rsid="00835545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 style:list-style-name="L9">
      <style:text-properties fo:color="#3465a4" loext:opacity="100%" style:font-name="Noto Sans1" fo:font-size="10pt" fo:font-style="normal" fo:font-weight="normal" officeooo:rsid="0085a53e" officeooo:paragraph-rsid="0085a53e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 style:list-style-name="L9">
      <style:text-properties fo:color="#3465a4" loext:opacity="100%" style:font-name="Noto Sans1" fo:font-size="10pt" fo:font-style="normal" fo:font-weight="normal" officeooo:rsid="00891aa8" officeooo:paragraph-rsid="00891aa8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 style:list-style-name="L9">
      <style:text-properties fo:color="#3465a4" loext:opacity="100%" style:font-name="Noto Sans1" fo:font-size="10pt" fo:font-style="normal" fo:font-weight="normal" officeooo:rsid="00898a8a" officeooo:paragraph-rsid="00898a8a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 style:list-style-name="L9">
      <style:text-properties fo:color="#3465a4" loext:opacity="100%" style:font-name="Noto Sans1" fo:font-size="10pt" fo:font-style="normal" fo:font-weight="normal" officeooo:rsid="008b07e5" officeooo:paragraph-rsid="008b07e5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 style:list-style-name="L9">
      <style:text-properties fo:color="#3465a4" loext:opacity="100%" style:font-name="Noto Sans1" fo:font-size="10pt" fo:font-style="normal" fo:font-weight="normal" officeooo:rsid="008bb67a" officeooo:paragraph-rsid="008bb67a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 style:list-style-name="L9">
      <style:text-properties fo:color="#3465a4" loext:opacity="100%" style:font-name="Noto Sans1" fo:font-size="10pt" fo:font-style="normal" fo:font-weight="normal" officeooo:rsid="008c8823" officeooo:paragraph-rsid="008c8823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 style:list-style-name="L9">
      <style:text-properties fo:color="#3465a4" loext:opacity="100%" style:font-name="Noto Sans1" fo:font-size="10pt" fo:font-style="normal" fo:font-weight="normal" officeooo:rsid="008d243a" officeooo:paragraph-rsid="008d243a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 style:list-style-name="L9">
      <style:text-properties fo:color="#3465a4" loext:opacity="100%" style:font-name="Noto Sans1" fo:font-size="10pt" fo:font-style="normal" fo:font-weight="normal" officeooo:rsid="008ec35d" officeooo:paragraph-rsid="008ec35d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 style:list-style-name="L9">
      <style:text-properties fo:color="#3465a4" loext:opacity="100%" style:font-name="Noto Sans1" fo:font-size="10pt" fo:font-style="normal" fo:font-weight="normal" officeooo:rsid="00909ec6" officeooo:paragraph-rsid="00909ec6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 style:list-style-name="L11">
      <style:text-properties fo:color="#3465a4" loext:opacity="100%" style:font-name="Noto Sans1" fo:font-size="10pt" fo:font-style="normal" fo:font-weight="normal" officeooo:rsid="00919fbc" officeooo:paragraph-rsid="00919fbc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style:text-properties fo:color="#3465a4" loext:opacity="100%" style:font-name="Noto Sans1" fo:font-size="10pt" fo:font-style="normal" fo:font-weight="normal" officeooo:rsid="00925b7d" officeooo:paragraph-rsid="00925b7d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 style:list-style-name="L12">
      <style:text-properties fo:color="#3465a4" loext:opacity="100%" style:font-name="Noto Sans1" fo:font-size="10pt" fo:font-style="normal" fo:font-weight="normal" officeooo:rsid="00925b7d" officeooo:paragraph-rsid="00925b7d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 style:list-style-name="L12">
      <style:text-properties fo:color="#3465a4" loext:opacity="100%" style:font-name="Noto Sans1" fo:font-size="10pt" fo:font-style="normal" fo:font-weight="normal" officeooo:rsid="0093c19f" officeooo:paragraph-rsid="0093c19f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 style:list-style-name="L12">
      <style:text-properties fo:color="#3465a4" loext:opacity="100%" style:font-name="Noto Sans1" fo:font-size="10pt" fo:font-style="normal" fo:font-weight="normal" officeooo:rsid="0094bb46" officeooo:paragraph-rsid="0094bb46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style:text-properties fo:color="#3465a4" loext:opacity="100%" style:font-name="Noto Sans1" fo:font-size="10pt" fo:font-style="normal" fo:font-weight="normal" officeooo:rsid="0094bb46" officeooo:paragraph-rsid="0094bb46" style:font-size-asian="10pt" style:font-style-asian="normal" style:font-weight-asian="normal" style:font-size-complex="10pt" style:font-style-complex="normal" style:font-weight-complex="normal"/>
    </style:style>
    <style:style style:name="P156" style:family="paragraph" style:parent-style-name="Standard" style:list-style-name="L9">
      <style:text-properties fo:color="#3465a4" loext:opacity="100%" style:font-name="Noto Sans1" fo:font-size="10pt" fo:font-style="normal" fo:font-weight="bold" officeooo:rsid="0080cda1" officeooo:paragraph-rsid="0080cda1" style:font-size-asian="10pt" style:font-style-asian="normal" style:font-weight-asian="bold" style:font-size-complex="10pt" style:font-style-complex="normal" style:font-weight-complex="bold"/>
    </style:style>
    <style:style style:name="P157" style:family="paragraph" style:parent-style-name="Standard" style:list-style-name="L9">
      <style:text-properties fo:color="#3465a4" loext:opacity="100%" style:font-name="Noto Sans1" fo:font-size="10pt" fo:font-style="normal" fo:font-weight="bold" officeooo:rsid="0082ee37" officeooo:paragraph-rsid="0082ee37" style:font-size-asian="10pt" style:font-style-asian="normal" style:font-weight-asian="bold" style:font-size-complex="10pt" style:font-style-complex="normal" style:font-weight-complex="bold"/>
    </style:style>
    <style:style style:name="P158" style:family="paragraph" style:parent-style-name="Standard" style:list-style-name="L9">
      <style:text-properties fo:color="#3465a4" loext:opacity="100%" style:font-name="Noto Sans1" fo:font-size="10pt" fo:font-style="normal" fo:font-weight="bold" officeooo:rsid="008b07e5" officeooo:paragraph-rsid="008b07e5" style:font-size-asian="10pt" style:font-style-asian="normal" style:font-weight-asian="bold" style:font-size-complex="10pt" style:font-style-complex="normal" style:font-weight-complex="bold"/>
    </style:style>
    <style:style style:name="P159" style:family="paragraph" style:parent-style-name="Standard" style:list-style-name="L9">
      <style:text-properties fo:color="#3465a4" loext:opacity="100%" style:font-name="Noto Sans1" fo:font-size="10pt" fo:font-style="normal" fo:font-weight="bold" officeooo:rsid="008d243a" officeooo:paragraph-rsid="008d243a" style:font-size-asian="10pt" style:font-style-asian="normal" style:font-weight-asian="bold" style:font-size-complex="10pt" style:font-style-complex="normal" style:font-weight-complex="bold"/>
    </style:style>
    <style:style style:name="P160" style:family="paragraph" style:parent-style-name="Standard">
      <style:text-properties fo:color="#3465a4" loext:opacity="100%" style:font-name="Noto Sans1" fo:font-size="10pt" fo:font-style="normal" fo:font-weight="bold" officeooo:rsid="00919fbc" officeooo:paragraph-rsid="00919fbc" style:font-size-asian="10pt" style:font-style-asian="normal" style:font-weight-asian="bold" style:font-size-complex="10pt" style:font-style-complex="normal" style:font-weight-complex="bold"/>
    </style:style>
    <style:style style:name="P161" style:family="paragraph" style:parent-style-name="Standard">
      <style:paragraph-properties fo:break-before="page"/>
      <style:text-properties fo:color="#3465a4" loext:opacity="100%" style:font-name="Noto Sans1" fo:font-size="18pt" fo:font-style="normal" fo:font-weight="bold" officeooo:rsid="007cdc43" officeooo:paragraph-rsid="00970307" style:font-size-asian="18pt" style:font-style-asian="normal" style:font-weight-asian="bold" style:font-size-complex="18pt" style:font-style-complex="normal" style:font-weight-complex="bold"/>
    </style:style>
    <style:style style:name="P162" style:family="paragraph" style:parent-style-name="Standard" style:list-style-name="L13">
      <style:text-properties officeooo:paragraph-rsid="0094bb46"/>
    </style:style>
    <style:style style:name="P163" style:family="paragraph" style:parent-style-name="Standard">
      <style:text-properties officeooo:rsid="009603bb" officeooo:paragraph-rsid="009603bb"/>
    </style:style>
    <style:style style:name="P164" style:family="paragraph" style:parent-style-name="Standard" style:list-style-name="L14">
      <style:text-properties officeooo:rsid="009603bb" officeooo:paragraph-rsid="009603bb"/>
    </style:style>
    <style:style style:name="P165" style:family="paragraph" style:parent-style-name="Standard" style:list-style-name="L15">
      <style:text-properties officeooo:rsid="009603bb" officeooo:paragraph-rsid="009603bb"/>
    </style:style>
    <style:style style:name="P166" style:family="paragraph" style:parent-style-name="Standard" style:list-style-name="L15">
      <style:text-properties officeooo:rsid="00970307" officeooo:paragraph-rsid="00970307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34f4e5" style:font-size-asian="18pt" style:font-weight-asian="bold" style:font-size-complex="18pt" style:font-weight-complex="bold"/>
    </style:style>
    <style:style style:name="T11" style:family="text">
      <style:text-properties officeooo:rsid="002cf419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4b4f2d" style:font-size-asian="10.5pt" style:font-weight-asian="normal" style:font-size-complex="12pt" style:font-weight-complex="normal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4407a" fo:background-color="#ffff00" loext:char-shading-value="0"/>
    </style:style>
    <style:style style:name="T17" style:family="text">
      <style:text-properties officeooo:rsid="00340d8a"/>
    </style:style>
    <style:style style:name="T18" style:family="text">
      <style:text-properties officeooo:rsid="0034f4e5"/>
    </style:style>
    <style:style style:name="T19" style:family="text">
      <style:text-properties officeooo:rsid="00364d05"/>
    </style:style>
    <style:style style:name="T20" style:family="text">
      <style:text-properties officeooo:rsid="0038282f"/>
    </style:style>
    <style:style style:name="T21" style:family="text">
      <style:text-properties officeooo:rsid="00383145"/>
    </style:style>
    <style:style style:name="T22" style:family="text">
      <style:text-properties officeooo:rsid="003913c3"/>
    </style:style>
    <style:style style:name="T23" style:family="text">
      <style:text-properties officeooo:rsid="003a15c1"/>
    </style:style>
    <style:style style:name="T24" style:family="text">
      <style:text-properties officeooo:rsid="003ab002"/>
    </style:style>
    <style:style style:name="T25" style:family="text">
      <style:text-properties officeooo:rsid="00543711"/>
    </style:style>
    <style:style style:name="T26" style:family="text">
      <style:text-properties officeooo:rsid="005b9a50"/>
    </style:style>
    <style:style style:name="T27" style:family="text">
      <style:text-properties officeooo:rsid="005ec0a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ec0a9" style:font-style-asian="italic" style:font-style-complex="italic"/>
    </style:style>
    <style:style style:name="T30" style:family="text">
      <style:text-properties officeooo:rsid="00607298"/>
    </style:style>
    <style:style style:name="T31" style:family="text">
      <style:text-properties officeooo:rsid="0063018d"/>
    </style:style>
    <style:style style:name="T32" style:family="text">
      <style:text-properties officeooo:rsid="00631662"/>
    </style:style>
    <style:style style:name="T33" style:family="text">
      <style:text-properties officeooo:rsid="00673998"/>
    </style:style>
    <style:style style:name="T34" style:family="text">
      <style:text-properties officeooo:rsid="0067b6f5"/>
    </style:style>
    <style:style style:name="T35" style:family="text">
      <style:text-properties officeooo:rsid="006e40cc"/>
    </style:style>
    <style:style style:name="T36" style:family="text">
      <style:text-properties officeooo:rsid="00740281"/>
    </style:style>
    <style:style style:name="T37" style:family="text">
      <style:text-properties style:font-name="Noto Sans1" fo:font-size="12pt" fo:font-style="normal" fo:font-weight="normal" officeooo:rsid="0067399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Noto Sans1" fo:font-size="12pt" fo:font-style="normal" fo:font-weight="normal" officeooo:rsid="0079a02d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Noto Sans1" fo:font-style="normal" style:font-style-asian="normal" style:font-style-complex="normal"/>
    </style:style>
    <style:style style:name="T40" style:family="text">
      <style:text-properties style:font-name="Noto Sans1" fo:font-style="normal" officeooo:rsid="0080d22a" style:font-style-asian="normal" style:font-style-complex="normal"/>
    </style:style>
    <style:style style:name="T41" style:family="text">
      <style:text-properties style:font-name="Noto Sans1" fo:font-style="normal" officeooo:rsid="0082ee37" style:font-style-asian="normal" style:font-style-complex="normal"/>
    </style:style>
    <style:style style:name="T42" style:family="text">
      <style:text-properties style:font-name="Noto Sans1" fo:font-style="normal" officeooo:rsid="0087a134" style:font-style-asian="normal" style:font-style-complex="normal"/>
    </style:style>
    <style:style style:name="T43" style:family="text">
      <style:text-properties style:font-name="Noto Sans1" fo:font-style="normal" officeooo:rsid="00898a8a" style:font-style-asian="normal" style:font-style-complex="normal"/>
    </style:style>
    <style:style style:name="T44" style:family="text">
      <style:text-properties style:font-name="Noto Sans1" fo:font-style="normal" officeooo:rsid="008b07e5" style:font-style-asian="normal" style:font-style-complex="normal"/>
    </style:style>
    <style:style style:name="T45" style:family="text">
      <style:text-properties style:font-name="Noto Sans1"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Noto Sans1" fo:font-style="normal" fo:font-weight="normal" officeooo:rsid="007cdc43" style:font-style-asian="normal" style:font-weight-asian="normal" style:font-style-complex="normal" style:font-weight-complex="normal"/>
    </style:style>
    <style:style style:name="T47" style:family="text">
      <style:text-properties style:font-name="Noto Sans1" fo:font-style="normal" fo:font-weight="normal" officeooo:rsid="007f513e" style:font-style-asian="normal" style:font-weight-asian="normal" style:font-style-complex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color="#3465a4" loext:opacity="100%" style:font-name="Noto Sans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3465a4" loext:opacity="100%" style:font-name="Noto Sans1" fo:font-size="10pt" fo:font-style="normal" fo:font-weight="normal" officeooo:rsid="0094bb46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officeooo:rsid="0085a629"/>
    </style:style>
    <style:style style:name="T52" style:family="text">
      <style:text-properties officeooo:rsid="008b07e5"/>
    </style:style>
    <style:style style:name="T53" style:family="text">
      <style:text-properties officeooo:rsid="0093c19f"/>
    </style:style>
    <style:style style:name="T54" style:family="text">
      <style:text-properties officeooo:rsid="0097030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783570188" text:style-name="L1">
        <text:list-item>
          <text:p text:style-name="P26">Introduzione (cosa mi propongo di raggiungere con la tesi)</text:p>
          <text:p text:style-name="P26"/>
        </text:list-item>
        <text:list-item>
          <text:p text:style-name="P27">Background (2-4 pg)</text:p>
          <text:list>
            <text:list-item>
              <text:p text:style-name="P28">biologico (dal DNA alla trascrizione, cos’è una proteina, a che servono, come funziona una cellula, molto superficiale, solo infarinatura!) </text:p>
            </text:list-item>
            <text:list-item>
              <text:p text:style-name="P28">bioinformatica</text:p>
              <text:p text:style-name="P26"/>
            </text:list-item>
          </text:list>
        </text:list-item>
        <text:list-item>
          <text:p text:style-name="P26"><text:span text:style-name="T15">Problema della predizione della struttura delle proteine (è un contributo importante della tesi; un bioinformatico si aspetta di trovare informazioni nuove)</text:span> (5-15pg)</text:p>
          <text:p text:style-name="P26"/>
        </text:list-item>
        <text:list-item>
          <text:p text:style-name="P27">Metodi per la predizione della struttura delle proteine (ad alto livello)</text:p>
          <text:list>
            <text:list-item>
              <text:p text:style-name="P27">classici</text:p>
            </text:list-item>
            <text:list-item>
              <text:p text:style-name="P27">storia fino ad AlphaFold</text:p>
              <text:p text:style-name="P26"/>
            </text:list-item>
          </text:list>
        </text:list-item>
        <text:list-item>
          <text:p text:style-name="P26">AlphaFold</text:p>
          <text:list>
            <text:list-item>
              <text:p text:style-name="P28">principi funzionamento superficiali, approccio usato</text:p>
            </text:list-item>
            <text:list-item>
              <text:p text:style-name="P28">cosa consente di fare</text:p>
            </text:list-item>
            <text:list-item>
              <text:p text:style-name="P28">CASP e risultati (convincere che AlphaFold ha schiacciato gli avversari! Non è solo un miglioramento di un epsilon ma una rivoluzione)</text:p>
              <text:p text:style-name="P29"/>
            </text:list-item>
          </text:list>
        </text:list-item>
        <text:list-item>
          <text:p text:style-name="P30">Utilizzo di AlphaFold</text:p>
          <text:list>
            <text:list-item>
              <text:p text:style-name="P30">esempio d’uso (fai notare il fatto che ci sia un server dell’Unipi e che l’ho usato)</text:p>
            </text:list-item>
            <text:list-item>
              <text:p text:style-name="P30">visualizzazione risultato (e differenze rappresentazioni)</text:p>
              <text:p text:style-name="P34"/>
            </text:list-item>
          </text:list>
        </text:list-item>
      </text:list>
      <text:h text:style-name="Heading_20_1" text:outline-level="1">Scenari futuri e conclusioni</text:h>
      <text:list xml:id="list224412019936035" text:continue-numbering="true" text:style-name="L1">
        <text:list-item>
          <text:list>
            <text:list-item>
              <text:p text:style-name="P31">il problema del protein folding non è risolto</text:p>
            </text:list-item>
            <text:list-item>
              <text:p text:style-name="P31">drug engineering</text:p>
            </text:list-item>
            <text:list-item>
              <text:p text:style-name="P31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9">Background biologico</text:p>
      <text:list xml:id="list250903524" text:style-name="L2">
        <text:list-item>
          <text:p text:style-name="P48">organizzazione molecolare dei viventi</text:p>
        </text:list-item>
        <text:list-item>
          <text:p text:style-name="P49">come funziona una cellula</text:p>
        </text:list-item>
        <text:list-item>
          <text:p text:style-name="P50">strumenti di indagine nel mondo microscopico</text:p>
        </text:list-item>
        <text:list-item>
          <text:p text:style-name="P51">DNA,<text:span text:style-name="T3"> </text:span><text:span text:style-name="T7">fenotipo e genotipo</text:span></text:p>
        </text:list-item>
        <text:list-item>
          <text:p text:style-name="P51">somiglianza nel DNA e implicazioni per informatica </text:p>
        </text:list-item>
        <text:list-item>
          <text:p text:style-name="P52">RNA</text:p>
        </text:list-item>
        <text:list-item>
          <text:p text:style-name="P52">Dogma centrale della biologia</text:p>
        </text:list-item>
        <text:list-item>
          <text:p text:style-name="P56">codoni</text:p>
        </text:list-item>
        <text:list-item>
          <text:p text:style-name="P57">traduzione</text:p>
        </text:list-item>
        <text:list-item>
          <text:p text:style-name="P53"><text:span text:style-name="T6">a</text:span>mminoacidi</text:p>
        </text:list-item>
        <text:list-item>
          <text:p text:style-name="P52">Protein<text:span text:style-name="T1">e, </text:span><text:span text:style-name="T3">le </text:span><text:span text:style-name="T2">macromolecole più importanti della vita</text:span></text:p>
        </text:list-item>
      </text:list>
      <text:p text:style-name="P9"/>
      <text:p text:style-name="P9">Background informatico</text:p>
      <text:list xml:id="list591451538" text:style-name="L3">
        <text:list-item>
          <text:p text:style-name="P58">bioinformatica</text:p>
        </text:list-item>
        <text:list-item>
          <text:p text:style-name="P130">database bioinformatici</text:p>
        </text:list-item>
        <text:list-item>
          <text:p text:style-name="P60">machine learning</text:p>
        </text:list-item>
        <text:list-item>
          <text:p text:style-name="P32"><text:span text:style-name="T13">reti neurali, </text:span><text:span text:style-name="T12">deep learning</text:span></text:p>
        </text:list-item>
        <text:list-item>
          <text:p text:style-name="P61">soft computing</text:p>
        </text:list-item>
        <text:list-item>
          <text:p text:style-name="P33"><text:span text:style-name="T12">?</text:span><text:span text:style-name="T14">algoritmi genetici?</text:span></text:p>
        </text:list-item>
      </text:list>
      <text:p text:style-name="P2"/>
      <text:p text:style-name="P5"><text:span text:style-name="T4">3) </text:span>IL PROBLEMA DEL PROTEIN FOLDING</text:p>
      <text:list xml:id="list224413498527906" text:continue-list="list250903524" text:style-name="L2">
        <text:list-item>
          <text:p text:style-name="P62">cos’è il problema del protein folding: <text:span text:style-name="T23">non solo la struttura finale</text:span></text:p>
        </text:list-item>
        <text:list-item>
          <text:p text:style-name="P63">3 sottoproblemi: folding code, protein structure prediction e folding process</text:p>
        </text:list-item>
        <text:list-item>
          <text:p text:style-name="P64">le domande di principio del protein folding</text:p>
        </text:list-item>
        <text:list-item>
          <text:p text:style-name="P54">struttura delle proteine (<text:span text:style-name="T2">4 </text:span>livelli)</text:p>
        </text:list-item>
        <text:list-item>
          <text:p text:style-name="P54"><text:bookmark text:name="firstHeading"/>Intrinsically disordered proteins</text:p>
        </text:list-item>
        <text:list-item>
          <text:p text:style-name="P55">Domini, Residui, Motivi, Giri</text:p>
        </text:list-item>
        <text:list-item>
          <text:p text:style-name="P89"><text:span text:style-name="T15">postulato di Anfinsen</text:span>, <text:span text:style-name="T16">paradosso di Levinthal</text:span></text:p>
        </text:list-item>
        <text:list-item>
          <text:p text:style-name="P48">interazioni (covalenti, polari, van der Waals, <text:span text:style-name="T25">ponti disolfuro</text:span> ..)</text:p>
        </text:list-item>
        <text:list-item>
          <text:p text:style-name="P65">una forza dominante o tante piccole forze?</text:p>
        </text:list-item>
        <text:list-item>
          <text:p text:style-name="P65">Cambio di paradigma da metà anni ‘80</text:p>
        </text:list-item>
        <text:list-item>
          <text:p text:style-name="P70">chaperonine, <text:span text:style-name="T5">sintesi</text:span></text:p>
        </text:list-item>
        <text:list-item>
          <text:p text:style-name="P71">Limiti al ripiegamento: angoli di tersione e piano di Ramachandran</text:p>
        </text:list-item>
        <text:list-item>
          <text:p text:style-name="P71">processo spontaneo: energia di Gibbs, entalpia, entropia</text:p>
        </text:list-item>
      </text:list>
      <text:p text:style-name="P22"/>
      <text:p text:style-name="P22"/>
      <text:p text:style-name="P22"/>
      <text:list xml:id="list224412805597876" text:continue-numbering="true" text:style-name="L2">
        <text:list-item>
          <text:p text:style-name="P72">postulato di Anfinsen</text:p>
          <text:list>
            <text:list-item>
              <text:p text:style-name="P72">esperimento di anfinsen</text:p>
            </text:list-item>
            <text:list-item>
              <text:p text:style-name="P72">denaturazione</text:p>
            </text:list-item>
          </text:list>
        </text:list-item>
        <text:list-item>
          <text:p text:style-name="P72">struttura proteine</text:p>
          <text:list>
            <text:list-item>
              <text:p text:style-name="P72">interazioni molecoari?</text:p>
            </text:list-item>
            <text:list-item>
              <text:p text:style-name="P73">tipi di proteine?</text:p>
            </text:list-item>
          </text:list>
        </text:list-item>
        <text:list-item>
          <text:p text:style-name="P72">ripiegamento assistito</text:p>
          <text:list>
            <text:list-item>
              <text:p text:style-name="P72">misfloding e malattie</text:p>
            </text:list-item>
            <text:list-item>
              <text:p text:style-name="P72">controllo qualità e proteasomi</text:p>
            </text:list-item>
            <text:list-item>
              <text:p text:style-name="P72">unfolded protein response</text:p>
            </text:list-item>
          </text:list>
        </text:list-item>
        <text:list-item>
          <text:p text:style-name="P72">Eccezioni al postulato di anfinsen</text:p>
          <text:list>
            <text:list-item>
              <text:p text:style-name="P72"><text:soft-page-break/><text:s/>Intrinsically disordered proteins</text:p>
            </text:list-item>
            <text:list-item>
              <text:p text:style-name="P72">Fold switching proteins</text:p>
            </text:list-item>
            <text:list-item>
              <text:p text:style-name="P72"><text:s/>box: Filosofia della scienza</text:p>
            </text:list-item>
          </text:list>
        </text:list-item>
        <text:list-item>
          <text:p text:style-name="P72"><text:s/>Il problema del Protein Folding</text:p>
          <text:list>
            <text:list-item>
              <text:p text:style-name="P72">Limiti al ripiegamento </text:p>
            </text:list-item>
            <text:list-item>
              <text:p text:style-name="P72"><text:s/>Energetica del ripiegamento</text:p>
            </text:list-item>
          </text:list>
        </text:list-item>
      </text:list>
      <text:p text:style-name="P22"/>
      <text:list xml:id="list224413514257229" text:continue-numbering="true" text:style-name="L2">
        <text:list-header>
          <text:p text:style-name="P123"/>
        </text:list-header>
      </text:list>
      <text:p text:style-name="P8"><text:span text:style-name="T4">4) </text:span>PREDIZIONE DELLA STRUTTURA D<text:span text:style-name="T5">I</text:span> PROTEINE<text:line-break/></text:p>
      <text:list xml:id="list3516263483" text:style-name="L4">
        <text:list-header>
          <text:p text:style-name="P125"><text:span text:style-name="T19">COME VENGONO DETERMINATE </text:span><text:span text:style-name="T23">SPERIMENTALMENTE </text:span><text:span text:style-name="T19">LE STRUTTURE</text:span></text:p>
        </text:list-header>
        <text:list-item>
          <text:p text:style-name="P85">storia dei metodi sperimentali (Pal)</text:p>
        </text:list-item>
        <text:list-item>
          <text:p text:style-name="P74">cristallografia a raggi-x</text:p>
        </text:list-item>
        <text:list-item>
          <text:p text:style-name="P74">NMR, risonanza magnetica nucleare</text:p>
        </text:list-item>
        <text:list-item>
          <text:p text:style-name="P74">Cryo-EM (electron microscopy)</text:p>
          <text:p text:style-name="P59"/>
          <text:p text:style-name="P125"><text:span text:style-name="T19">STRUMENTI E </text:span>METODI COMPUTAZIONALI</text:p>
        </text:list-item>
        <text:list-item>
          <text:p text:style-name="P66">utilità: farmaci e funzione dalla sequenza genica</text:p>
        </text:list-item>
        <text:list-item>
          <text:p text:style-name="P74">come sono descritte le struttre delle proteine (es. PDB format)</text:p>
        </text:list-item>
        <text:list-item>
          <text:p text:style-name="P86">rappresentazioone DNA e sequenze amminoacidiche</text:p>
        </text:list-item>
        <text:list-item>
          <text:p text:style-name="P67">PDB, Protein Databank</text:p>
        </text:list-item>
        <text:list-item>
          <text:p text:style-name="P68">CASP</text:p>
          <text:p text:style-name="P77"/>
        </text:list-item>
        <text:list-item>
          <text:p text:style-name="P77">Workflow oggi (2015)</text:p>
        </text:list-item>
        <text:list-item>
          <text:p text:style-name="P77">proprietà dati input</text:p>
        </text:list-item>
        <text:list-item>
          <text:p text:style-name="P77">output: modelli e informazioni</text:p>
        </text:list-item>
        <text:list-item>
          <text:p text:style-name="P75"><text:span text:style-name="T22">metri</text:span><text:span text:style-name="T24">che </text:span><text:span text:style-name="T22">di </text:span>valutazione e verifica</text:p>
          <text:list>
            <text:list-item>
              <text:p text:style-name="P78">lDDT, GDT...</text:p>
            </text:list-item>
          </text:list>
          <text:p text:style-name="P68"/>
        </text:list-item>
        <text:list-item>
          <text:p text:style-name="P122">Paradigmi (approssimazione biologica)</text:p>
          <text:list>
            <text:list-item>
              <text:p text:style-name="P80">ab initio </text:p>
              <text:list>
                <text:list-item>
                  <text:p text:style-name="P81">spazio configurazionale</text:p>
                </text:list-item>
                <text:list-item>
                  <text:p text:style-name="P81">MD: molecular dynamics</text:p>
                </text:list-item>
                <text:list-item>
                  <text:p text:style-name="P81">complessità e utilità</text:p>
                </text:list-item>
              </text:list>
            </text:list-item>
            <text:list-item>
              <text:p text:style-name="P74">template-based <text:span text:style-name="T22">(homology-based)</text:span></text:p>
              <text:list>
                <text:list-item>
                  <text:p text:style-name="P81">5 step principali</text:p>
                </text:list-item>
              </text:list>
            </text:list-item>
            <text:list-item>
              <text:p text:style-name="P79">threading</text:p>
            </text:list-item>
          </text:list>
        </text:list-item>
        <text:list-item>
          <text:p text:style-name="P74">metodi integrativi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2">[kessel 5.4, 3.4]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7"/>
        </text:list-item>
        <text:list-item>
          <text:p text:style-name="P122">Paradigmi (soft computing)</text:p>
          <text:list>
            <text:list-item>
              <text:p text:style-name="P77">ANN</text:p>
            </text:list-item>
            <text:list-item>
              <text:p text:style-name="P77">EC</text:p>
            </text:list-item>
            <text:list-item>
              <text:p text:style-name="P77">SVM</text:p>
            </text:list-item>
            <text:list-item>
              <text:p text:style-name="P83">altri approcci: statistici, matematici, correlated mutation, ...</text:p>
              <text:p text:style-name="P77"/>
            </text:list-item>
          </text:list>
        </text:list-item>
        <text:list-item>
          <text:p text:style-name="P87"/>
          <text:p text:style-name="P76"/>
        </text:list-item>
        <text:list-item>
          <text:p text:style-name="P79">un po’ di storia:</text:p>
          <text:list>
            <text:list-item>
              <text:p text:style-name="P69">primi passi: predizione struttura secondaria</text:p>
            </text:list-item>
            <text:list-item>
              <text:p text:style-name="P66">anni ´90: database, omologia e sequence alignment</text:p>
            </text:list-item>
          </text:list>
        </text:list-item>
        <text:list-item>
          <text:h text:style-name="P25" text:outline-level="1"><text:bookmark text:name="firstHeading1"/>Loop modeling <text:span text:style-name="T26">(wiki)</text:span></text:h>
        </text:list-item>
      </text:list>
      <text:p text:style-name="P23"/>
      <text:list xml:id="list224413177895931" text:continue-numbering="true" text:style-name="L4">
        <text:list-item>
          <text:p text:style-name="P126">ML e task biologici <text:span text:style-name="T30">(forse meglio nel cap. 5?)</text:span></text:p>
          <text:list>
            <text:list-item>
              <text:p text:style-name="P88">MSA</text:p>
            </text:list-item>
            <text:list-item>
              <text:p text:style-name="P84"/>
            </text:list-item>
          </text:list>
        </text:list-item>
      </text:list>
      <text:p text:style-name="P13"/>
      <text:p text:style-name="P12"/>
      <text:p text:style-name="P14"/>
      <text:list xml:id="list937090700" text:style-name="L5">
        <text:list-item>
          <text:list>
            <text:list-item>
              <text:p text:style-name="P131"><text:span text:style-name="T37">predizione guidata sperimentalmente </text:span><text:span text:style-name="T38">(va nel cap. 4)</text:span></text:p>
            </text:list-item>
            <text:list-item>
              <text:p text:style-name="P98">metagenomica, BFD e Mgnify databases</text:p>
              <text:p text:style-name="P94"/>
            </text:list-item>
          </text:list>
        </text:list-item>
      </text:list>
      <text:p text:style-name="P7"><text:span text:style-name="T4">5) </text:span>ALPHAFOLD</text:p>
      <text:list xml:id="list2861763048" text:style-name="L6">
        <text:list-item>
          <text:p text:style-name="P96">CASP 14, AlphaFold2 e rivoluzione</text:p>
          <text:list>
            <text:list-item>
              <text:p text:style-name="P99">z-score, 36% sotto 2 Angstrom</text:p>
            </text:list-item>
            <text:list-item>
              <text:p text:style-name="P100">grafico di GDT_TS</text:p>
            </text:list-item>
            <text:list-item>
              <text:p text:style-name="P100">CASP più difficile</text:p>
            </text:list-item>
            <text:list-item>
              <text:p text:style-name="P101">esempi in cui AF2 va bene e gli altri male</text:p>
            </text:list-item>
            <text:list-item>
              <text:p text:style-name="P101">dettagli</text:p>
            </text:list-item>
          </text:list>
        </text:list-item>
        <text:list-item>
          <text:p text:style-name="P103">cosa consente di fare</text:p>
        </text:list-item>
        <text:list-item>
          <text:p text:style-name="P104">3 motivi ausiliari del successo</text:p>
          <text:list>
            <text:list-item>
              <text:p text:style-name="P104">molte idee velocemente</text:p>
            </text:list-item>
            <text:list-item>
              <text:p text:style-name="P104">potenza computazionale senza limiti</text:p>
              <text:list>
                <text:list-item>
                  <text:p text:style-name="P104">milioni di $</text:p>
                </text:list-item>
                <text:list-item>
                  <text:p text:style-name="P106">rapid prototyping</text:p>
                </text:list-item>
              </text:list>
            </text:list-item>
            <text:list-item>
              <text:p text:style-name="P104">tanti dati dalla ricerca</text:p>
              <text:list>
                <text:list-item>
                  <text:p text:style-name="P107">spalle di giganti</text:p>
                </text:list-item>
              </text:list>
            </text:list-item>
          </text:list>
        </text:list-item>
        <text:list-item>
          <text:p text:style-name="P97">CASP 13, AlphaFold1</text:p>
          <text:p text:style-name="P108"/>
        </text:list-item>
      </text:list>
      <text:p text:style-name="P10">PRINCIPI DI FUNZIONAMENTO</text:p>
      <text:list xml:id="list978691008" text:style-name="L7">
        <text:list-item>
          <text:p text:style-name="P109">architettura di AlphaFold</text:p>
          <text:list>
            <text:list-item>
              <text:p text:style-name="P110">input, <text:span text:style-name="T36">end-to-end</text:span></text:p>
            </text:list-item>
            <text:list-item>
              <text:p text:style-name="P111">bias induttivo</text:p>
            </text:list-item>
            <text:list-item>
              <text:p text:style-name="P102">analogia con CNN</text:p>
            </text:list-item>
            <text:list-item>
              <text:p text:style-name="P102">attention-based per identificare quali contatti sono importanti</text:p>
            </text:list-item>
            <text:list-item>
              <text:p text:style-name="P102">equivariant transformer</text:p>
              <text:list>
                <text:list-item>
                  <text:p text:style-name="P102">GPT-3 e BERT</text:p>
                </text:list-item>
              </text:list>
            </text:list-item>
            <text:list-item>
              <text:p text:style-name="P105">avanti e indietro</text:p>
            </text:list-item>
          </text:list>
        </text:list-item>
      </text:list>
      <text:p text:style-name="P21"/>
      <text:list xml:id="list224412415094087" text:continue-numbering="true" text:style-name="L7">
        <text:list-item>
          <text:list>
            <text:list-item>
              <text:p text:style-name="P112">database usati</text:p>
            </text:list-item>
            <text:list-item>
              <text:p text:style-name="P112">rappresentazioni intermedie</text:p>
            </text:list-item>
            <text:list-item>
              <text:p text:style-name="P112">evoformer</text:p>
            </text:list-item>
            <text:list-item>
              <text:p text:style-name="P113">attention, self-attention, <text:span text:style-name="T11">transformer</text:span></text:p>
            </text:list-item>
            <text:list-item>
              <text:p text:style-name="P90">equivarianza</text:p>
            </text:list-item>
            <text:list-item>
              <text:p text:style-name="P115">cosa è cambiato da AlphaFold 1</text:p>
            </text:list-item>
            <text:list-item>
              <text:p text:style-name="P114">Invariant Point Attention (IPA) modulo</text:p>
            </text:list-item>
            <text:list-item>
              <text:p text:style-name="P112"><text:span text:style-name="T18">output: struttura, </text:span>stime di confidenza (pLDDT, PAE)</text:p>
            </text:list-item>
          </text:list>
        </text:list-item>
      </text:list>
      <text:p text:style-name="P20"/>
      <text:p text:style-name="P20"/>
      <text:p text:style-name="P20"/>
      <text:list xml:id="list224412449610193" text:continue-numbering="true" text:style-name="L7">
        <text:list-item>
          <text:p text:style-name="P115">DeepMind, Alphabet Inc, Isomorphic Labs</text:p>
        </text:list-item>
        <text:list-item>
          <text:p text:style-name="P116">limiti e sfide di AF2</text:p>
          <text:list>
            <text:list-item>
              <text:p text:style-name="P117">proteine transmembrana</text:p>
            </text:list-item>
            <text:list-item>
              <text:p text:style-name="P117">proteine multidominio</text:p>
            </text:list-item>
            <text:list-item>
              <text:p text:style-name="P117">amminoacidi non standard</text:p>
            </text:list-item>
            <text:list-item>
              <text:p text:style-name="P118">bias del PDB</text:p>
            </text:list-item>
            <text:list-item>
              <text:p text:style-name="P119">dark proteome??</text:p>
            </text:list-item>
          </text:list>
        </text:list-item>
      </text:list>
      <text:p text:style-name="P14"/>
      <text:p text:style-name="P11"><text:s/><text:span text:style-name="T17">USO </text:span><text:span text:style-name="T20">DI</text:span> ALPHAFOLD</text:p>
      <text:list xml:id="list1588776831" text:style-name="L8">
        <text:list-item>
          <text:p text:style-name="P91">github</text:p>
        </text:list-item>
        <text:list-item>
          <text:p text:style-name="P92">colab</text:p>
        </text:list-item>
        <text:list-item>
          <text:p text:style-name="P93">esempio d’uso nel server unipi</text:p>
        </text:list-item>
      </text:list>
      <text:p text:style-name="P6"/>
      <text:p text:style-name="P24"><text:soft-page-break/>[blopig-Rubiera-2021-07-AF2 is here]</text:p>
      <text:list xml:id="list3454774344" text:style-name="L9">
        <text:list-item>
          <text:p text:style-name="P132"><text:span text:style-name="T46">l</text:span><text:span text:style-name="T45">uglio 2021 – rilascio codice, aritcolo e SI, </text:span><text:span text:style-name="T47">prima del paper I dettagli erano molto vaghi</text:span></text:p>
        </text:list-item>
        <text:list-item>
          <text:p text:style-name="P135">CASP14 – vittoria novembre 2020 – computational biology: what’s happening?</text:p>
        </text:list-item>
        <text:list-item>
          <text:p text:style-name="P136">Intuizioni sull’architettura, idee chiave, fattori sociali, domane etiche </text:p>
        </text:list-item>
        <text:list-item>
          <text:p text:style-name="P156">architettura</text:p>
          <text:list>
            <text:list-item>
              <text:p text:style-name="P137">3 parti principali</text:p>
            </text:list-item>
            <text:list-item>
              <text:p text:style-name="P133"><text:span text:style-name="T39">1, </text:span><text:span text:style-name="T41">preprocessing </text:span><text:span text:style-name="T42">(embedding)</text:span><text:span text:style-name="T41">: </text:span><text:span text:style-name="T39">MSA </text:span><text:span text:style-name="T43">/</text:span><text:span text:style-name="T39"> </text:span><text:span text:style-name="T43">pairing e template </text:span><text:span text:style-name="T39">template-</text:span><text:span text:style-name="T43">frammenti</text:span></text:p>
            </text:list-item>
            <text:list-item>
              <text:p text:style-name="P134"><text:span text:style-name="T40">2: </text:span><text:span text:style-name="T44">(trunk) </text:span><text:span text:style-name="T39">evoformer, oracolo che identifica parti più importanti (48 blocchi</text:span><text:span text:style-name="T41">)</text:span></text:p>
            </text:list-item>
            <text:list-item>
              <text:p text:style-name="P138">3: <text:span text:style-name="T52">(heads) </text:span>structure module (8 blocchi), prende rappresentazioni raffinate e dà struttura 3D</text:p>
            </text:list-item>
            <text:list-item>
              <text:p text:style-name="P138">tre iterazioni, prende rappresentazioni raffinate e la struttura 3d e cicla</text:p>
            </text:list-item>
          </text:list>
        </text:list-item>
        <text:list-item>
          <text:p text:style-name="P157">preprocessing</text:p>
          <text:list>
            <text:list-item>
              <text:p text:style-name="P139">anche metagenomica</text:p>
            </text:list-item>
            <text:list-item>
              <text:p text:style-name="P140">niente di nuovo su MSA, correlated mutation e fragments</text:p>
            </text:list-item>
          </text:list>
        </text:list-item>
        <text:list-item>
          <text:p text:style-name="P140"><text:span text:style-name="T48">evoformer</text:span></text:p>
          <text:list>
            <text:list-item>
              <text:p text:style-name="P145">prima:</text:p>
              <text:list>
                <text:list-item>
                  <text:p text:style-name="P145">msa representation=cattura variazione sequenze</text:p>
                </text:list-item>
                <text:list-item>
                  <text:p text:style-name="P145">pair representation=cattura quali residui interagiscono fra di loro</text:p>
                </text:list-item>
              </text:list>
            </text:list-item>
            <text:list-item>
              <text:p text:style-name="P140">spreme ogni goccia di informazione da MSA e template</text:p>
            </text:list-item>
            <text:list-item>
              <text:p text:style-name="P140">reinventa analisi coevolutiva, senza statistica</text:p>
            </text:list-item>
            <text:list-item>
              <text:p text:style-name="P140">informazioni va avanti e indietro nel flow</text:p>
            </text:list-item>
            <text:list-item>
              <text:p text:style-name="P140">prima: input msa – output geometric proximity</text:p>
            </text:list-item>
            <text:list-item>
              <text:p text:style-name="P140">ciclo: usa ipotesi strutturali per migliorare la valutazione dell’MSA che porta poi a una nuova ipotesi strutturale</text:p>
            </text:list-item>
            <text:list-item>
              <text:p text:style-name="P141">la “pa<text:span text:style-name="T51">ir</text:span> representation” è sia un prodotto che uno strato intermedio</text:p>
              <text:list>
                <text:list-item>
                  <text:p text:style-name="P141">?? non mi è chiaro quale intende fra le varie pair repr.</text:p>
                </text:list-item>
              </text:list>
            </text:list-item>
            <text:list-item>
              <text:p text:style-name="P142">Embedding: da valori discreti a continui</text:p>
            </text:list-item>
            <text:list-item>
              <text:p text:style-name="P142">transformer: da attention is all you need 2017</text:p>
            </text:list-item>
            <text:list-item>
              <text:p text:style-name="P142">attention: identificare quali parti dell’input sono più importanti (es. Image captioning, machine translation)</text:p>
            </text:list-item>
            <text:list-item>
              <text:p text:style-name="P142">transformer empiricamente superiori agli altri meccansimi (GPT-3)</text:p>
            </text:list-item>
            <text:list-item>
              <text:p text:style-name="P142">ma costo quadratico di avere matrix attention in memoria</text:p>
            </text:list-item>
            <text:list-item>
              <text:p text:style-name="P142">2 transformer che comunicano</text:p>
              <text:list>
                <text:list-item>
                  <text:p text:style-name="P143">MSA-transformer: row-wise, cloumn-wise</text:p>
                </text:list-item>
                <text:list-item>
                  <text:p text:style-name="P144">durante row-wise incorpora info dal pair repr=bias, aumenta attenzione alle interazioni fra coppie</text:p>
                </text:list-item>
                <text:list-item>
                  <text:p text:style-name="P144">Pair-transformer: triangoli di residui</text:p>
                </text:list-item>
                <text:list-item>
                  <text:p text:style-name="P144">48 iterazioni</text:p>
                </text:list-item>
              </text:list>
            </text:list-item>
            <text:list-item>
              <text:p text:style-name="P158">structure module(heads)</text:p>
            </text:list-item>
            <text:list-item>
              <text:p text:style-name="P145">considera protein=gas residuo</text:p>
            </text:list-item>
            <text:list-item>
              <text:p text:style-name="P145">amminoacido=triangolo</text:p>
            </text:list-item>
            <text:list-item>
              <text:p text:style-name="P146">I triangoli fluttuano e sono spostati dalla rete</text:p>
            </text:list-item>
            <text:list-item>
              <text:p text:style-name="P146">trasformazioni sono parametrizzate come <text:span text:style-name="T28">affine matrices(4x4)</text:span></text:p>
            </text:list-item>
            <text:list-item>
              <text:p text:style-name="P146">all’inizio: tutti I residui sono sull’origine</text:p>
            </text:list-item>
            <text:list-item>
              <text:p text:style-name="P146">ad ogni step del processo iterativo produce insieme di matrici affini</text:p>
            </text:list-item>
            <text:list-item>
              <text:p text:style-name="P146">violazioni fisiche delle rappr. Intermedie</text:p>
            </text:list-item>
            <text:list-item>
              <text:p text:style-name="P146">IPA: attention apposita per 3D structures</text:p>
            </text:list-item>
            <text:list-item>
              <text:p text:style-name="P146">invariante a rotazioni e traduzioni</text:p>
            </text:list-item>
            <text:list-item>
              <text:p text:style-name="P147">genera anche side-chain</text:p>
            </text:list-item>
            <text:list-item>
              <text:p text:style-name="P147">semplificazione: posizione side chain=lista di angoli di torsione</text:p>
            </text:list-item>
            <text:list-item>
              <text:p text:style-name="P159">roba più avanzata</text:p>
            </text:list-item>
            <text:list-item>
              <text:p text:style-name="P148">loss function=funzione obiettivo/di costo</text:p>
            </text:list-item>
            <text:list-item>
              <text:p text:style-name="P147">loss function (FAPE), versione intelligente dell’RMSD</text:p>
            </text:list-item>
            <text:list-item>
              <text:p text:style-name="P148">è una somma pesata di più auxiliary losses</text:p>
            </text:list-item>
            <text:list-item>
              <text:p text:style-name="P148">distogram loss</text:p>
            </text:list-item>
            <text:list-item>
              <text:p text:style-name="P148">MSA masking=self-supervised learning</text:p>
            </text:list-item>
            <text:list-item>
              <text:p text:style-name="P149">self-distillation=riallenamento sullevecchie predizione, dice che migliora l’accuratezza</text:p>
            </text:list-item>
          </text:list>
        </text:list-item>
      </text:list>
      <text:p text:style-name="P160"/>
      <text:p text:style-name="P160"><text:soft-page-break/>USO</text:p>
      <text:list xml:id="list2643837422" text:style-name="L11">
        <text:list-item>
          <text:p text:style-name="P150">peso database, uso utente</text:p>
        </text:list-item>
        <text:list-item>
          <text:p text:style-name="P150">600 amm.</text:p>
        </text:list-item>
        <text:list-item>
          <text:p text:style-name="P150">docker</text:p>
        </text:list-item>
      </text:list>
      <text:p text:style-name="P151">LIMIT<text:span text:style-name="T53">I</text:span></text:p>
      <text:list xml:id="list2249140243" text:style-name="L12">
        <text:list-item>
          <text:p text:style-name="P152">dipendenza dall’MSA</text:p>
          <text:list>
            <text:list-item>
              <text:p text:style-name="P152">e <text:span text:style-name="T53">dove l’informazione è scarsa? Designed?antibody</text:span></text:p>
            </text:list-item>
            <text:list-item>
              <text:p text:style-name="P153">Meno di 30 sequenze-droppa di brutto</text:p>
            </text:list-item>
            <text:list-item>
              <text:p text:style-name="P154">esperimento antibody 7MBF</text:p>
            </text:list-item>
          </text:list>
        </text:list-item>
      </text:list>
      <text:p text:style-name="P155">ETICA RICERCA</text:p>
      <text:list xml:id="list1012704975" text:style-name="L13">
        <text:list-item>
          <text:p text:style-name="P162"><text:span text:style-name="T50">accusa al mondo accademico</text:span></text:p>
        </text:list-item>
      </text:list>
      <text:p text:style-name="P163"><text:span text:style-name="T50">C</text:span><text:span text:style-name="T49">OSA SIGNIFICA PER LA BIOLOGIA</text:span></text:p>
      <text:list xml:id="list3640697047" text:style-name="L14">
        <text:list-item>
          <text:p text:style-name="P164"><text:span text:style-name="T49">PSP è risolto per praticamente tutti I propositi pratici</text:span></text:p>
        </text:list-item>
        <text:list-item>
          <text:p text:style-name="P164"><text:span text:style-name="T49">in qualche ora un ricercatore ha una struttura di partenza</text:span></text:p>
        </text:list-item>
        <text:list-item>
          <text:p text:style-name="P164"><text:span text:style-name="T49">applicazione più ovvia: structure based drug discovery</text:span></text:p>
        </text:list-item>
        <text:list-item>
          <text:p text:style-name="P164"><text:span text:style-name="T49">più attenzione al protein design</text:span></text:p>
        </text:list-item>
        <text:list-item>
          <text:p text:style-name="P164"><text:span text:style-name="T49">structural biology: più attenzione ad altri problemi:</text:span></text:p>
          <text:list>
            <text:list-item>
              <text:p text:style-name="P164"><text:span text:style-name="T49">protein dynamics (folding, misfolding)</text:span></text:p>
            </text:list-item>
            <text:list-item>
              <text:p text:style-name="P164"><text:span text:style-name="T49">binding(ligands, drug discovery, interactions)</text:span></text:p>
            </text:list-item>
          </text:list>
        </text:list-item>
        <text:list-item>
          <text:p text:style-name="P164"><text:span text:style-name="T49">verso una structural systems biology</text:span></text:p>
        </text:list-item>
      </text:list>
      <text:p text:style-name="P163"><text:span text:style-name="T49">CONCLUSIONI</text:span></text:p>
      <text:list xml:id="list233563282" text:style-name="L15">
        <text:list-item>
          <text:p text:style-name="P165"><text:span text:style-name="T49">AF2 è una meraviglia di DL</text:span></text:p>
        </text:list-item>
        <text:list-item>
          <text:p text:style-name="P165"><text:span text:style-name="T49">recap strutture e segreto</text:span></text:p>
        </text:list-item>
        <text:list-item>
          <text:p text:style-name="P166"><text:span text:style-name="T49">codice pubblico</text:span></text:p>
        </text:list-item>
        <text:list-item>
          <text:p text:style-name="P166"><text:span text:style-name="T49">predizioni ragionevoli anche in casi hard</text:span></text:p>
        </text:list-item>
      </text:list>
      <text:p text:style-name="P160"/>
      <text:p text:style-name="P124"/>
      <text:p text:style-name="P161">[blopig-Rubiera-202<text:span text:style-name="T54">0-12-CASP14</text:span>]</text:p>
      <text:p text:style-name="P47"><text:span text:style-name="T8">[AF2 article-jumper-highly...with AF]</text:span></text:p>
      <text:p text:style-name="P127"><text:span text:style-name="T48">Training with labelled and unlabelled data</text:span></text:p>
      <text:list xml:id="list1590486720" text:style-name="L10">
        <text:list-item>
          <text:p text:style-name="P128">self-distillation</text:p>
        </text:list-item>
        <text:list-item>
          <text:p text:style-name="P129">MSA masking</text:p>
        </text:list-item>
      </text:list>
      <text:p text:style-name="P37"><text:span text:style-name="T8">7) SCENARI </text:span><text:span text:style-name="T10">APERTI</text:span><text:span text:style-name="T8"> E CONCLUSIONI</text:span></text:p>
      <text:list xml:id="list224412513153430" text:continue-list="list937090700" text:style-name="L5">
        <text:list-item>
          <text:p text:style-name="P35">oltre la predizione di strutture</text:p>
          <text:list>
            <text:list-item>
              <text:p text:style-name="P36">drug <text:span text:style-name="T31">design, drug discovery</text:span></text:p>
              <text:list>
                <text:list-item>
                  <text:p text:style-name="P38">structure-based drug discovery<text:tab/></text:p>
                </text:list-item>
                <text:list-item>
                  <text:p text:style-name="P38">accurate protein design, design inverso</text:p>
                </text:list-item>
              </text:list>
            </text:list-item>
            <text:list-item>
              <text:p text:style-name="P39">la predizione della struttura non fa fare un passo enorme nel drug discovery <text:span text:style-name="T35">(derek lowe)</text:span></text:p>
            </text:list-item>
          </text:list>
        </text:list-item>
      </text:list>
      <text:p text:style-name="P4"/>
      <text:list xml:id="list224411770910472" text:continue-numbering="true" text:style-name="L5">
        <text:list-item>
          <text:p text:style-name="P40">filosofia scienza:</text:p>
          <text:list>
            <text:list-item>
              <text:p text:style-name="P41">si sta andando in una direzione troppo data-centric?</text:p>
            </text:list-item>
            <text:list-item>
              <text:p text:style-name="P43">etica ricerca</text:p>
              <text:list>
                <text:list-item>
                  <text:p text:style-name="P43">fare soldi su ricerche pubbliche</text:p>
                </text:list-item>
                <text:list-item>
                  <text:p text:style-name="P40">Modelli complessi e troppe risorse computazionali</text:p>
                </text:list-item>
              </text:list>
            </text:list-item>
          </text:list>
          <text:p text:style-name="P44"/>
        </text:list-item>
        <text:list-item>
          <text:p text:style-name="P44">impatto di AlphaFold e AlphaFold DB sulle scienze della vita</text:p>
          <text:list>
            <text:list-item>
              <text:p text:style-name="P95">il problema del protein folding non è risolto</text:p>
              <text:list>
                <text:list-item>
                  <text:p text:style-name="P120">psp vs protein folding</text:p>
                </text:list-item>
                <text:list-item>
                  <text:p text:style-name="P120">af2 ci aiuta a capire il folding? Le reti neruali fanno tutt’altro?</text:p>
                </text:list-item>
              </text:list>
            </text:list-item>
            <text:list-item>
              <text:p text:style-name="P38">quanto tempo ci vuole per usarlo? Risorse?</text:p>
            </text:list-item>
            <text:list-item>
              <text:p text:style-name="P38">Cosa significa per la bioinformatica strutturale?</text:p>
              <text:list>
                <text:list-item>
                  <text:p text:style-name="P38">Concentrarsi su altri problemi</text:p>
                </text:list-item>
                <text:list-item>
                  <text:p text:style-name="P45">protein movement, protein-protein interaction (docking), protein folding process, protein-ligand docking</text:p>
                </text:list-item>
                <text:list-item>
                  <text:p text:style-name="P45">CAPRI</text:p>
                </text:list-item>
              </text:list>
            </text:list-item>
            <text:list-item>
              <text:p text:style-name="P46">AlphaFold e covid-19</text:p>
            </text:list-item>
            <text:list-item>
              <text:p text:style-name="P42"><text:span text:style-name="T21">etic</text:span><text:span text:style-name="T34">a</text:span><text:span text:style-name="T21">: </text:span><text:span text:style-name="T33">rischi</text:span></text:p>
              <text:p text:style-name="P121"/>
            </text:list-item>
          </text:list>
        </text:list-item>
      </text:list>
      <text:p text:style-name="P15"/>
      <text:p text:style-name="P15"/>
      <text:p text:style-name="P16">citazioni</text:p>
      <text:p text:style-name="P16">- Dalai Lama – universo in un singolo atomo</text:p>
      <text:p text:style-name="P16">- Pirsig</text:p>
      <text:p text:style-name="P16">- Varela</text:p>
      <text:p text:style-name="P17">- Luisi</text:p>
      <text:p text:style-name="P17">- (Capra)</text:p>
      <text:p text:style-name="P17"/>
      <text:p text:style-name="P19">Cose carucce da aggiungere</text:p>
      <text:p text:style-name="P18">- <text:span text:style-name="T27">kunh (nelle </text:span><text:span text:style-name="T29">considerazioni epistemplogiche</text:span><text:span text:style-name="T27">)</text:span></text:p>
      <text:p text:style-name="P18"/>
      <text:p text:style-name="P18">-<text:span text:style-name="T32">secondary structure prediction</text:span></text:p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2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2-09T22:43:13.333675400</dc:date>
    <meta:editing-duration>P1DT22H32M9S</meta:editing-duration>
    <meta:editing-cycles>64</meta:editing-cycles>
    <meta:generator>LibreOffice/7.3.0.3$Linux_X86_64 LibreOffice_project/30$Build-3</meta:generator>
    <meta:document-statistic meta:table-count="0" meta:image-count="0" meta:object-count="0" meta:page-count="10" meta:paragraph-count="282" meta:word-count="1536" meta:character-count="9544" meta:non-whitespace-character-count="8513"/>
  </office:meta>
</office:document-meta>
</file>